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break-before="page"/>
    </style:style>
    <style:style style:name="P3" style:parent-style-name="Standard" style:family="paragraph">
      <style:paragraph-properties fo:break-before="page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-0.1327in, 0.09845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1.18599in, 1.35424in, 0.45939in, 0.86581in)" style:horizontal-rel="page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.88251in, 0.42205in, 0.01916in, 0.30712in)" style:horizontal-rel="page" style:vertical-rel="paragraph" style:horizontal-pos="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-0.0047in" svg:y="0.161in" svg:width="6.6929in" svg:height="4.4563in" style:rel-width="scale" style:rel-height="scale"><draw:image xlink:href="media/image1.png" xlink:type="simple" xlink:show="embed" xlink:actuate="onLoad"/><svg:title/><svg:desc/></draw:frame></text:p>
      <text:p text:style-name="Standard"><draw:frame draw:z-index="251659264" draw:style-name="a1" draw:name="Image2" text:anchor-type="paragraph" svg:x="-0.0047in" svg:y="0.0409in" svg:width="6.6929in" svg:height="4.4563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soft-page-break/>
      <text:p text:style-name="Standard"><draw:frame draw:z-index="2" draw:style-name="a2" draw:name="Image3" text:anchor-type="paragraph" svg:x="-0.1118in" svg:y="-0.1173in" svg:width="6.6929in" svg:height="3.6008in" style:rel-width="scale" style:rel-height="scale"><draw:image xlink:href="media/image3.png" xlink:type="simple" xlink:show="embed" xlink:actuate="onLoad"/><svg:title/><svg:desc/></draw:frame><draw:frame draw:z-index="3" draw:style-name="a3" draw:name="Image4" text:anchor-type="paragraph" svg:x="-0.1118in" svg:y="3.4827in" svg:width="6.6929in" svg:height="1.5146in" style:rel-width="scale" style:rel-height="scale"><draw:image xlink:href="media/image4.png" xlink:type="simple" xlink:show="embed" xlink:actuate="onLoad"/><svg:title/><svg:desc/></draw:frame><draw:frame draw:z-index="4" draw:style-name="a4" draw:name="Image5" text:anchor-type="paragraph" svg:x="-0.1118in" svg:y="4.9965in" svg:width="6.6929in" svg:height="4.7173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15" draw:style-name="a5" draw:name="Image16" text:anchor-type="paragraph" svg:x="-0.15972in" svg:y="6.47569in" svg:width="6.6929in" svg:height="3.5555in" style:rel-width="scale" style:rel-height="scale"><draw:image xlink:href="media/image6.png" xlink:type="simple" xlink:show="embed" xlink:actuate="onLoad"/><svg:title/><svg:desc/></draw:frame><draw:frame draw:z-index="16" draw:style-name="a6" draw:name="Image17" text:anchor-type="paragraph" svg:x="-0.21042in" svg:y="2.77153in" svg:width="6.69236in" svg:height="3.4625in" style:rel-width="scale" style:rel-height="scale"><draw:image xlink:href="media/image7.png" xlink:type="simple" xlink:show="embed" xlink:actuate="onLoad"/><svg:title/><svg:desc/></draw:frame><draw:frame draw:z-index="6" draw:style-name="a7" draw:name="Image7" text:anchor-type="paragraph" svg:x="-0.2335in" svg:y="0.1673in" svg:width="6.6929in" svg:height="2.4134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5" draw:style-name="a8" draw:name="Image6" text:anchor-type="paragraph" svg:x="4.475in" svg:y="0in" svg:width="3.63333in" svg:height="2.91667in" style:rel-width="scale" style:rel-height="scale"><draw:image xlink:href="media/image9.png" xlink:type="simple" xlink:show="embed" xlink:actuate="onLoad"/><svg:title/><svg:desc/></draw:frame><draw:frame draw:z-index="11" draw:style-name="a9" draw:name="Image12" text:anchor-type="paragraph" svg:x="0in" svg:y="0.00833in" svg:width="4.05833in" svg:height="3.10585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1312" draw:style-name="a10" draw:name="Image10" text:anchor-type="paragraph" svg:x="-0.63333in" svg:y="-0.5625in" svg:width="6.5071in" svg:height="5.4091in" style:rel-width="scale" style:rel-height="scale"><draw:image xlink:href="media/image11.png" xlink:type="simple" xlink:show="embed" xlink:actuate="onLoad"/><svg:title/><svg:desc/></draw:frame></text:p>
      <text:soft-page-break/>
      <text:p text:style-name="P2"><draw:frame draw:z-index="14" draw:style-name="a11" draw:name="Image15" text:anchor-type="paragraph" svg:x="0.3728in" svg:y="0.0839in" svg:width="6.6929in" svg:height="4.4035in" style:rel-width="scale" style:rel-height="scale"><draw:image xlink:href="media/image12.png" xlink:type="simple" xlink:show="embed" xlink:actuate="onLoad"/><svg:title/><svg:desc/></draw:frame><draw:frame draw:z-index="7" draw:style-name="a12" draw:name="Image8" text:anchor-type="paragraph" svg:x="0.3728in" svg:y="4.4866in" svg:width="6.6929in" svg:height="2.8862in" style:rel-width="scale" style:rel-height="scale"><draw:image xlink:href="media/image13.png" xlink:type="simple" xlink:show="embed" xlink:actuate="onLoad"/><svg:title/><svg:desc/></draw:frame><draw:frame draw:z-index="13" draw:style-name="a13" draw:name="Image14" text:anchor-type="paragraph" svg:x="0.3728in" svg:y="7.372in" svg:width="6.6756in" svg:height="2.9709in" style:rel-width="scale" style:rel-height="scale"><draw:image xlink:href="media/image14.png" xlink:type="simple" xlink:show="embed" xlink:actuate="onLoad"/><svg:title/><svg:desc/></draw:frame></text:p>
      <text:p text:style-name="Standard"/>
      <text:p text:style-name="Standard"/>
      <text:p text:style-name="Standard"/>
      <text:soft-page-break/>
      <text:p text:style-name="P3"><draw:frame draw:z-index="12" draw:style-name="a14" draw:name="Image13" text:anchor-type="paragraph" svg:x="1.3043in" svg:y="-0.2854in" svg:width="4.3835in" svg:height="3.5035in" style:rel-width="scale" style:rel-height="scale"><draw:image xlink:href="media/image15.png" xlink:type="simple" xlink:show="embed" xlink:actuate="onLoad"/><svg:title/><svg:desc/></draw:frame><draw:frame draw:z-index="10" draw:style-name="a15" draw:name="Image11" text:anchor-type="paragraph" svg:x="1.3043in" svg:y="3.2173in" svg:width="4.3835in" svg:height="3.5043in" style:rel-width="scale" style:rel-height="scale"><draw:image xlink:href="media/image16.png" xlink:type="simple" xlink:show="embed" xlink:actuate="onLoad"/><svg:title/><svg:desc/></draw:frame><draw:frame draw:z-index="8" draw:style-name="a16" draw:name="Image9" text:anchor-type="paragraph" svg:x="1.3043in" svg:y="6.7209in" svg:width="4.4008in" svg:height="2.8327in" style:rel-width="scale" style:rel-height="scale"><draw:image xlink:href="media/image1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75in" fo:margin-left="0.7875in" fo:margin-bottom="0.168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ovish Manchanda</dc:creator>
    <meta:creation-date>2026-02-04T09:43:00Z</meta:creation-date>
    <dc:date>2026-02-10T14:05:00Z</dc:date>
    <meta:template xlink:href="Normal.dotm" xlink:type="simple"/>
    <meta:editing-cycles>5</meta:editing-cycles>
    <meta:editing-duration>PT1980S</meta:editing-duration>
    <meta:document-statistic meta:page-count="6" meta:paragraph-count="1" meta:word-count="8" meta:character-count="57" meta:row-count="1" meta:non-whitespace-character-count="50"/>
  </office:meta>
</office:document-meta>
</file>